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16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1" style:family="paragraph">
      <loext:graphic-properties draw:fill-color="#ffffff"/>
      <style:text-properties style:font-name="Open Sans"/>
    </style:style>
    <style:style style:name="P2" style:family="paragraph">
      <loext:graphic-properties draw:fill-color="#ffffff"/>
    </style:style>
    <style:style style:name="P3" style:family="paragraph">
      <style:text-properties style:font-name="Open Sans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Open Sans" fo:font-size="32pt" style:font-size-asian="32pt" style:font-size-complex="32pt"/>
    </style:style>
    <style:style style:name="T3" style:family="text">
      <style:text-properties style:font-name="Open Sans"/>
    </style:style>
    <style:style style:name="T4" style:family="text">
      <style:text-properties fo:color="#1b75b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CCC #1</text:span></text:p>
            <text:p><text:span text:style-name="T2">Charlie Cole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>
          <draw:text-box>
            <text:p><text:span text:style-name="T3">Potential SC Materials</text:span></text:p>
          </draw:text-box>
        </draw:frame>
        <draw:frame presentation:style-name="pr4" draw:text-style-name="P5" draw:layer="layout" svg:width="25.199cm" svg:height="12.18cm" svg:x="1.301cm" svg:y="5cm" presentation:class="subtitle" presentation:user-transformed="true">
          <draw:text-box>
            <text:p text:style-name="P4"><text:tab/>- Carbon Nanotubes (<text:span text:style-name="T4"><text:a xlink:href="http://fortune.com/2015/10/01/ibm-carbon-nanotubes/" xlink:type="simple">src</text:a></text:span>)</text:p>
            <text:p text:style-name="P4"><text:tab/>- Black phosphorus (<text:span text:style-name="T4"><text:a xlink:href="https://www.sciencedaily.com/releases/2015/07/150730081154.htm" xlink:type="simple">src</text:a></text:span>)</text:p>
            <text:p text:style-name="P4"><text:tab/>- Gallium Nitride (<text:span text:style-name="T4"><text:a xlink:href="https://www.sciencedaily.com/releases/2008/05/080513112341.htm" xlink:type="simple">src</text:a></text:span>)</text:p>
            <text:p text:style-name="P4"><text:tab/>- Germanium (<text:span text:style-name="T4"><text:a xlink:href="https://spectrum.ieee.org/semiconductors/materials/germanium-can-take-transistors-where-silicon-cant" xlink:type="simple">src</text:a>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rbon Nanotubes</text:p>
          </draw:text-box>
        </draw:frame>
        <draw:frame presentation:style-name="pr6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>Characteristics:</text:p>
                <text:list>
                  <text:list-item>
                    <text:p>Carry ~2x more current</text:p>
                  </text:list-item>
                  <text:list-item>
                    <text:p>Faster and more efficient than Si</text:p>
                  </text:list-item>
                </text:list>
              </text:list-item>
              <text:list-item>
                <text:p>Cost: $2/g, 4x more expensive than Si</text:p>
              </text:list-item>
              <text:list-item>
                <text:p>CNT transistors will outperform Si at the same sc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Black Phosphoru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haracteristics</text:p>
                <text:list>
                  <text:list-item>
                    <text:p>High carrier mobility (operates at low voltage)</text:p>
                  </text:list-item>
                  <text:list-item>
                    <text:p>BP allows for smaller transistors</text:p>
                  </text:list-item>
                </text:list>
              </text:list-item>
              <text:list-item>
                <text:p>Cost: Unknown, not sold commercially</text:p>
              </text:list-item>
              <text:list-item>
                <text:p>n- and p- type can be placed on one chip by varying thickness + contact met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allium Nitrid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haracteristics</text:p>
                <text:list>
                  <text:list-item>
                    <text:p>Lower power consumption</text:p>
                  </text:list-item>
                  <text:list-item>
                    <text:p>Smaller transistor size</text:p>
                  </text:list-item>
                  <text:list-item>
                    <text:p>High power density</text:p>
                  </text:list-item>
                </text:list>
              </text:list-item>
              <text:list-item>
                <text:p>Cost: $17/gram (34x more than Si)</text:p>
              </text:list-item>
              <text:list-item>
                <text:p>New technology, expensive but promising</text:p>
              </text:list-item>
              <text:list-item>
                <text:p>Used in LEDs curren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ermanium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haracteristics</text:p>
                <text:list>
                  <text:list-item>
                    <text:p>Higher mobility</text:p>
                  </text:list-item>
                  <text:list-item>
                    <text:p>Smaller bandgap (0.66eV vs. 1.12eV)</text:p>
                  </text:list-item>
                </text:list>
              </text:list-item>
              <text:list-item>
                <text:p>Cost: $1/g (2x more than Si)</text:p>
              </text:list-item>
              <text:list-item>
                <text:p>Has a native oxide, but difficult to grow less than 20nm in thick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Open Sans1" fo:font-family="'Open Sans'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solid" draw:fill-color="#1b75bc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7M23S</meta:editing-duration>
    <meta:editing-cycles>9</meta:editing-cycles>
    <meta:generator>LibreOffice/5.4.0.3$Windows_X86_64 LibreOffice_project/7556cbc6811c9d992f4064ab9287069087d7f62c</meta:generator>
    <dc:date>2017-11-17T10:34:11.047000000</dc:date>
    <meta:document-statistic meta:object-count="44"/>
  </office:meta>
</office:document-meta>
</file>